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134" officeooo:paragraph-rsid="00176134"/>
    </style:style>
    <style:style style:name="P2" style:family="paragraph" style:parent-style-name="Standard">
      <style:text-properties officeooo:rsid="00176134" officeooo:paragraph-rsid="001e7673"/>
    </style:style>
    <style:style style:name="P3" style:family="paragraph" style:parent-style-name="Standard">
      <style:text-properties officeooo:rsid="0017c0e2" officeooo:paragraph-rsid="0017c0e2"/>
    </style:style>
    <style:style style:name="P4" style:family="paragraph" style:parent-style-name="Standard">
      <style:text-properties officeooo:rsid="0017c0e2" officeooo:paragraph-rsid="001e7673"/>
    </style:style>
    <style:style style:name="P5" style:family="paragraph" style:parent-style-name="Standard">
      <style:text-properties officeooo:rsid="00197344" officeooo:paragraph-rsid="00197344"/>
    </style:style>
    <style:style style:name="P6" style:family="paragraph" style:parent-style-name="Standard">
      <style:text-properties officeooo:rsid="001c8ca1" officeooo:paragraph-rsid="001e7673"/>
    </style:style>
    <style:style style:name="P7" style:family="paragraph" style:parent-style-name="Standard">
      <style:text-properties officeooo:rsid="001dbdad" officeooo:paragraph-rsid="001dbdad"/>
    </style:style>
    <style:style style:name="P8" style:family="paragraph" style:parent-style-name="Standard">
      <style:text-properties officeooo:rsid="001dbdad" officeooo:paragraph-rsid="001ed257"/>
    </style:style>
    <style:style style:name="P9" style:family="paragraph" style:parent-style-name="Standard">
      <style:text-properties officeooo:rsid="001dbdad" officeooo:paragraph-rsid="002023af"/>
    </style:style>
    <style:style style:name="P10" style:family="paragraph" style:parent-style-name="Standard">
      <style:text-properties officeooo:rsid="002023af" officeooo:paragraph-rsid="002023af"/>
    </style:style>
    <style:style style:name="P11" style:family="paragraph" style:parent-style-name="Standard">
      <style:text-properties officeooo:rsid="0021836c" officeooo:paragraph-rsid="0021836c"/>
    </style:style>
    <style:style style:name="P12" style:family="paragraph" style:parent-style-name="Standard">
      <style:text-properties officeooo:rsid="0021836c" officeooo:paragraph-rsid="00218e8b"/>
    </style:style>
    <style:style style:name="P13" style:family="paragraph" style:parent-style-name="Standard">
      <style:text-properties officeooo:rsid="00218e8b" officeooo:paragraph-rsid="00218e8b"/>
    </style:style>
    <style:style style:name="P14" style:family="paragraph" style:parent-style-name="Standard">
      <style:text-properties officeooo:rsid="00219e54" officeooo:paragraph-rsid="00219e54"/>
    </style:style>
    <style:style style:name="P15" style:family="paragraph" style:parent-style-name="Standard">
      <style:text-properties officeooo:rsid="0028d357" officeooo:paragraph-rsid="0028d357"/>
    </style:style>
    <style:style style:name="P16" style:family="paragraph" style:parent-style-name="Standard">
      <style:text-properties officeooo:rsid="0028fff5" officeooo:paragraph-rsid="0028fff5"/>
    </style:style>
    <style:style style:name="P17" style:family="paragraph" style:parent-style-name="Standard">
      <style:text-properties officeooo:rsid="002c1af8" officeooo:paragraph-rsid="002c1af8"/>
    </style:style>
    <style:style style:name="T1" style:family="text">
      <style:text-properties officeooo:rsid="0017c0e2"/>
    </style:style>
    <style:style style:name="T2" style:family="text">
      <style:text-properties officeooo:rsid="00195591"/>
    </style:style>
    <style:style style:name="T3" style:family="text">
      <style:text-properties officeooo:rsid="001aa0ea"/>
    </style:style>
    <style:style style:name="T4" style:family="text">
      <style:text-properties officeooo:rsid="001dbdad"/>
    </style:style>
    <style:style style:name="T5" style:family="text">
      <style:text-properties officeooo:rsid="001e7673"/>
    </style:style>
    <style:style style:name="T6" style:family="text">
      <style:text-properties officeooo:rsid="001e8bfe"/>
    </style:style>
    <style:style style:name="T7" style:family="text">
      <style:text-properties officeooo:rsid="0022d2d5"/>
    </style:style>
    <style:style style:name="T8" style:family="text">
      <style:text-properties officeooo:rsid="002583fc"/>
    </style:style>
    <style:style style:name="T9" style:family="text">
      <style:text-properties officeooo:rsid="0028d357"/>
    </style:style>
    <style:style style:name="T10" style:family="text">
      <style:text-properties officeooo:rsid="002a1d0e"/>
    </style:style>
    <style:style style:name="T11" style:family="text">
      <style:text-properties officeooo:rsid="002c1af8"/>
    </style:style>
    <style:style style:name="T12" style:family="text">
      <style:text-properties officeooo:rsid="002d6765"/>
    </style:style>
    <style:style style:name="T13" style:family="text">
      <style:text-properties officeooo:rsid="002f298f"/>
    </style:style>
    <style:style style:name="T14" style:family="text">
      <style:text-properties officeooo:rsid="0030f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</text:span>eplace via equipment</text:p>
      <text:p text:style-name="P1"><text:tab/>-<text:span text:style-name="T6">A</text:span><text:span text:style-name="T4">ny number of models can each have their lasguns may replaced with ___</text:span></text:p>
      <text:p text:style-name="P1"><text:tab/>-<text:span text:style-name="T6">Up to 2 models can each have their ___ replaced with one of the following:</text:span></text:p>
      <text:p text:style-name="P1"/>
      <text:p text:style-name="P7">Replace via model and equipment</text:p>
      <text:p text:style-name="P7"><text:tab/>-<text:span text:style-name="T6">Any number of guardsman can </text:span></text:p>
      <text:p text:style-name="P7"><text:tab/>-<text:span text:style-name="T6">Up to 4 Kasirkin Troopers can each have have their hot-shot lasgun replaced with on eof <text:tab/>the following:</text:span></text:p>
      <text:p text:style-name="P8"><text:tab/>-1 Kasrkin Trooper’s hot-shot lasgun can be replaced with 1 hot-shot laspistol and 1 </text:p>
      <text:p text:style-name="P8"><text:tab/>melta mine.</text:p>
      <text:p text:style-name="P1"/>
      <text:p text:style-name="P1"/>
      <text:p text:style-name="P16">Equip <text:span text:style-name="T10">via nothing</text:span></text:p>
      <text:p text:style-name="P16"><text:tab/>-Any number of models can be equipped with up <text:span text:style-name="T10">t</text:span>o two of the following, and can take <text:tab/>duplicates</text:p>
      <text:p text:style-name="P1"/>
      <text:p text:style-name="P1"><text:span text:style-name="T1">E</text:span>quip via model</text:p>
      <text:p text:style-name="P2"><text:tab/>-<text:span text:style-name="T5">A guardsman sergeant can be equipped with 1 power saber</text:span></text:p>
      <text:p text:style-name="P2"/>
      <text:p text:style-name="P1"><text:span text:style-name="T1">E</text:span>quip via equipment</text:p>
      <text:p text:style-name="P1"><text:tab/>-<text:span text:style-name="T13">A model with a lasgun can take a voxcaster</text:span></text:p>
      <text:p text:style-name="P1"/>
      <text:p text:style-name="P10">Equip via model and equipment </text:p>
      <text:p text:style-name="P10"><text:tab/><text:span text:style-name="T4">- 1 Kasrkin Trooper equipped with a hot-shot lasgun can be equipped with 1 vox-caster (that</text:span></text:p>
      <text:p text:style-name="P9"><text:tab/>model’s hot-shot lasgun cannot be replaced).</text:p>
      <text:p text:style-name="P3"/>
      <text:p text:style-name="P3"/>
      <text:p text:style-name="P3"/>
      <text:p text:style-name="P5">This model equip </text:p>
      <text:p text:style-name="P5"/>
      <text:p text:style-name="P5">This model replace <text:span text:style-name="T8">via equipment</text:span></text:p>
      <text:p text:style-name="P6"/>
      <text:p text:style-name="P6"/>
      <text:p text:style-name="P6"/>
      <text:p text:style-name="P11">models (0 to many)</text:p>
      <text:p text:style-name="P11">limit <text:span text:style-name="T7">times this</text:span> can be taken (0 to 10)</text:p>
      <text:p text:style-name="P11">for every (<text:span text:style-name="T14">2</text:span> to <text:span text:style-name="T14">1</text:span>0) <text:span text:style-name="T14">[optional]</text:span></text:p>
      <text:p text:style-name="P12">weapons to replace (0 to many)</text:p>
      <text:p text:style-name="P12">equipment to replace (0 to many)</text:p>
      <text:p text:style-name="P13">weapons to gain (0 to many)</text:p>
      <text:p text:style-name="P13">equipment to gain (0 to many)</text:p>
      <text:p text:style-name="P14">cannot be replaced</text:p>
      <text:p text:style-name="P14">restrict duplicates <text:span text:style-name="T9">(overall)</text:span></text:p>
      <text:p text:style-name="P15"><text:tab/>restrict duplicates (for a specific piece of equipment i.e. drones)</text:p>
      <text:p text:style-name="P17">Special restriction note <text:span text:style-name="T12">(look at Tau Crisis suits limiting to 3 ranged weapon)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5:24.267314234</meta:creation-date>
    <dc:date>2023-09-15T19:52:46.498919401</dc:date>
    <meta:editing-duration>PT46M50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28" meta:character-count="1296" meta:non-whitespace-character-count="1080"/>
  </office:meta>
</office:document-meta>
</file>